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officeooo:paragraph-rsid="0015ea2b"/>
    </style:style>
    <style:style style:name="P5" style:family="paragraph" style:parent-style-name="Text_20_body">
      <style:paragraph-properties fo:margin-top="0cm" fo:margin-bottom="0cm" loext:contextual-spacing="false" fo:line-height="138%" style:writing-mode="lr-tb"/>
      <style:text-properties officeooo:paragraph-rsid="001aba55"/>
    </style:style>
    <style:style style:name="P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182a91"/>
    </style:style>
    <style:style style:name="P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rsid="00182a91" officeooo:paragraph-rsid="00182a91"/>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ea7a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ed34a"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7" style:family="text">
      <style:text-properties fo:background-color="transparent" loext:char-shading-value="0"/>
    </style:style>
    <style:style style:name="T18" style:family="text">
      <style:text-properties fo:font-style="italic" fo:background-color="transparent" loext:char-shading-value="0"/>
    </style:style>
    <style:style style:name="T19" style:family="text">
      <style:text-properties officeooo:rsid="001ed34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3"><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a result, while technical approaches can make progress toward FAT principles, achieving them fully in practice requires human involvement.</text:span></text:p>
      <text:p text:style-name="P3"><text:span text:style-name="T3"/></text:p>
      <text:p text:style-name="P4"><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4"><text:span text:style-name="T3"/></text:p>
      <text:p text:style-name="P5"><text:span text:style-name="T3">In the context of a statistical model of explanation, an ADM system is fair </text:span><text:span text:style-name="T9">i</text:span><text:span text:style-name="T3">f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Secondly, there is no programmatic way to cluster the data that reveals all possible biases. Thirdly, violations of demographic parity may not necessarily indicate unfairness given the context of the problem. This is explored by Wang et al. (2023), where differing base rates of recidivism leading to statistically unequal outcomes aren't necessarily discriminatory. Therefore, in line with Sequoiah-Grayson's (</text:span><text:span text:style-name="T11">N/A</text:span><text:span text:style-name="T3">) arguments, while statistical approaches can work towards achieving fairness in an ADM system, they are not </text:span><text:soft-page-break/><text:span text:style-name="T3">sufficient on their own. Human judg</text:span><text:span text:style-name="T8">e</text:span><text:span text:style-name="T3">ment is required to properly interpret the inherent complexities of fairness.</text:span></text:p>
      <text:p text:style-name="Text_20_body"/>
      <text:p text:style-name="P3"><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As a result, to fully achieve FAT, human involvement is required.</text:span></text:p>
      <text:p text:style-name="P2"/>
      <text:p text:style-name="P3"><text:bookmark text:name="docs-internal-guid-ae9c35cb-7fff-9e78-c157-a7bef780d84c"/><text:span text:style-name="T14">References</text:span></text:p>
      <text:list xml:id="list2331079170" text:style-name="L1">
        <text:list-item>
          <text:p text:style-name="P6"><text:span text:style-name="T3">Malinas, G. and Bigelow, J. (2016). </text:span><text:span text:style-name="T12">Simpson’s Paradox (Stanford Encyclopedia of Philosophy)</text:span><text:span text:style-name="T3">. [online] Available at: </text:span><text:a xlink:type="simple" xlink:href="https://plato.stanford.edu/entries/paradox-simpson/" text:style-name="Internet_20_link" text:visited-style-name="Visited_20_Internet_20_Link">https://plato.stanford.edu/entries/paradox-simpson/</text:a><text:span text:style-name="T3"> </text:span><text:span text:style-name="T7">[Accessed 28 Oct. 2024]</text:span></text:p>
        </text:list-item>
        <text:list-item>
          <text:p text:style-name="P9"><text:span text:style-name="T7">Bickel, P.J., Hammel, E.A. and O'Connell, J.W., 1975. Sex Bias in Graduate Admissions: Data from Berkeley: Measuring bias is harder than is usually assumed, and the evidence is sometimes contrary to expectation. </text:span><text:span text:style-name="T13">Science</text:span><text:span text:style-name="T7">, </text:span><text:span text:style-name="T13">187</text:span><text:span text:style-name="T7">(4175), pp.398-404.</text:span></text:p>
        </text:list-item>
        <text:list-item>
          <text:p text:style-name="P9"><text:span text:style-name="T7">Julia Dressel and Hany Farid. 2018. The accuracy, fairness, and limits of predicting recidivism. Science advances 4, 1 (2018), eaao5580. </text:span></text:p>
        </text:list-item>
        <text:list-item>
          <text:p text:style-name="P9"><text:span text:style-name="T7">Caroline Wang, Bin Han, Bhrij Patel, and Cynthia Rudin. 2023. In pursuit of interpretable, fair and accurate machine learning for criminal recidivism prediction. Journal of Quantitative Criminology 39, 2 (2023), 519–581.</text:span></text:p>
        </text:list-item>
        <text:list-item>
          <text:p text:style-name="P7"><text:span text:style-name="T7">Sequoiah-Grayson, S. (</text:span><text:span text:style-name="T10">N/A</text:span><text:span text:style-name="T7">) </text:span><text:span text:style-name="T13">The Unsatisfiable Triad: A Problem for Automated Decision Making.</text:span><text:span text:style-name="T7"> [unpublished manuscrip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28T13:37:58.577156660</dc:date>
    <meta:editing-duration>PT1H36M26S</meta:editing-duration>
    <meta:editing-cycles>18</meta:editing-cycles>
    <meta:document-statistic meta:table-count="0" meta:image-count="0" meta:object-count="0" meta:page-count="2" meta:paragraph-count="12" meta:word-count="620" meta:character-count="4376" meta:non-whitespace-character-count="3773"/>
  </office:meta>
</office:document-meta>
</file>